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Noto Sans Devanagari" svg:font-family="Noto Sans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19" style:family="paragraph" style:parent-style-name="Table_20_Contents">
      <style:paragraph-properties fo:text-align="center" text:number-lines="true"/>
    </style:style>
    <style:style style:name="P20" style:family="paragraph" style:parent-style-name="Text_20_body">
      <style:paragraph-properties text:number-lines="tru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bottom="0.000cm" fo:text-align="center" text:number-lines="true"/>
    </style:style>
    <style:style style:name="P22" style:family="paragraph" style:parent-style-name="Text_20_body">
      <style:paragraph-properties fo:margin-bottom="0.000cm" text:number-lines="true"/>
    </style:style>
    <style:style style:name="P23" style:family="paragraph" style:parent-style-name="Standard">
      <style:paragraph-properties text:number-lines="tru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bottom="0.000cm" text:number-lines="true"/>
      <style:text-properties fo:font-weight="bold" style:font-weight-asian="bold" style:font-weight-complex="bold"/>
    </style:style>
    <style:style style:name="P25" style:family="paragraph" style:parent-style-name="Normal">
      <style:paragraph-properties style:tab-stop-distance="1.270cm" fo:text-align="center" fo:widows="0" fo:orphans="0" fo:hyphenation-ladder-count="no-limit" text:number-lines="true"/>
      <style:text-properties fo:hyphenate="true" fo:hyphenation-remain-char-count="2" fo:hyphenation-push-char-count="2"/>
    </style:style>
    <style:style style:name="T0" style:family="text">
      <style:text-properties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Liberation Serif" fo:font-size="12pt" fo:font-weight="bold" fo:font-style="normal" fo:language="en" fo:country="us" style:font-name-asian="Noto Serif CJK SC" style:font-size-asian="10.5pt" style:font-weight-asian="bold" style:font-style-asian="normal" style:language-asian="zh" style:country-asian="cn" style:font-name-complex="Noto Sans Devanagari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fo:font-weight="bold" style:font-weight-asian="bold" style:font-weight-complex="bold" style:font-style-complex="italic"/>
    </style:style>
    <style:style style:name="T11" style:family="text">
      <style:text-properties fo:font-weight="bold" style:font-weight-asian="bold" style:font-weight-complex="bold" style:font-style-complex="italic"/>
    </style:style>
    <style:style style:name="T12" style:family="text">
      <style:text-properties/>
    </style:style>
    <style:style style:name="Sect1" style:family="section">
      <style:section-properties/>
    </style:style>
    <style:style style:name="Sect2" style:family="section">
      <style:section-properties/>
    </style:style>
    <style:style style:name="Table1" style:family="table">
      <style:table-properties table:border-model="collapsing" style:width="17.593cm" table:align="center"/>
    </style:style>
    <style:style style:name="Table1.A" style:family="table-column">
      <style:table-column-properties style:column-width="8.797cm"/>
    </style:style>
    <style:style style:name="Table1.B" style:family="table-column">
      <style:table-column-properties style:column-width="8.797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.097cm" fo:border="0.002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6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7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8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9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.10" style:family="table-row">
      <style:table-row-properties style:use-optimal-row-height="true"/>
    </style:style>
    <style:style style:name="Table1.A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" style:family="table">
      <style:table-properties table:border-model="collapsing" style:width="17.593cm" table:align="center"/>
    </style:style>
    <style:style style:name="Table2.A" style:family="table-column">
      <style:table-column-properties style:column-width="8.797cm"/>
    </style:style>
    <style:style style:name="Table2.B" style:family="table-column">
      <style:table-column-properties style:column-width="8.797cm"/>
    </style:style>
    <style:style style:name="Table2.1" style:family="table-row">
      <style:table-row-properties style:use-optimal-row-height="true"/>
    </style:style>
    <style:style style:name="Table2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top" fo:padding="0.097cm" fo:border="0.002cm solid #000000"/>
    </style:style>
    <style:style style:name="Table2.2" style:family="table-row">
      <style:table-row-properties style:use-optimal-row-height="true"/>
    </style:style>
    <style:style style:name="Table2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use-optimal-row-height="true"/>
    </style:style>
    <style:style style:name="Table2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use-optimal-row-height="true"/>
    </style:style>
    <style:style style:name="Table2.A4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5" style:family="table-row">
      <style:table-row-properties style:use-optimal-row-height="true"/>
    </style:style>
    <style:style style:name="Table2.A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6" style:family="table-row">
      <style:table-row-properties style:use-optimal-row-height="true"/>
    </style:style>
    <style:style style:name="Table2.A6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6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7" style:family="table-row">
      <style:table-row-properties style:use-optimal-row-height="true"/>
    </style:style>
    <style:style style:name="Table2.A7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7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8" style:family="table-row">
      <style:table-row-properties style:use-optimal-row-height="true"/>
    </style:style>
    <style:style style:name="Table2.A8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8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9" style:family="table-row">
      <style:table-row-properties style:use-optimal-row-height="true"/>
    </style:style>
    <style:style style:name="Table2.A9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9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10" style:family="table-row">
      <style:table-row-properties style:use-optimal-row-height="true"/>
    </style:style>
    <style:style style:name="Table2.A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" style:family="table">
      <style:table-properties table:border-model="collapsing" style:width="17.593cm" table:align="center"/>
    </style:style>
    <style:style style:name="Table3.A" style:family="table-column">
      <style:table-column-properties style:column-width="8.797cm"/>
    </style:style>
    <style:style style:name="Table3.B" style:family="table-column">
      <style:table-column-properties style:column-width="8.797cm"/>
    </style:style>
    <style:style style:name="Table3.1" style:family="table-row">
      <style:table-row-properties style:use-optimal-row-height="tru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style:vertical-align="top" fo:padding="0.097cm" fo:border="0.002cm solid #000000"/>
    </style:style>
    <style:style style:name="Table3.2" style:family="table-row">
      <style:table-row-properties style:use-optimal-row-height="true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3" style:family="table-row">
      <style:table-row-properties style:use-optimal-row-height="true"/>
    </style:style>
    <style:style style:name="Table3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use-optimal-row-height="true"/>
    </style:style>
    <style:style style:name="Table3.A4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5" style:family="table-row">
      <style:table-row-properties style:use-optimal-row-height="true"/>
    </style:style>
    <style:style style:name="Table3.A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use-optimal-row-height="true"/>
    </style:style>
    <style:style style:name="Table3.A6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6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7" style:family="table-row">
      <style:table-row-properties style:use-optimal-row-height="true"/>
    </style:style>
    <style:style style:name="Table3.A7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7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8" style:family="table-row">
      <style:table-row-properties style:use-optimal-row-height="true"/>
    </style:style>
    <style:style style:name="Table3.A8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8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9" style:family="table-row">
      <style:table-row-properties style:use-optimal-row-height="true"/>
    </style:style>
    <style:style style:name="Table3.A9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9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10" style:family="table-row">
      <style:table-row-properties style:use-optimal-row-height="true"/>
    </style:style>
    <style:style style:name="Table3.A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" style:family="table">
      <style:table-properties table:border-model="collapsing" style:width="17.593cm" table:align="center"/>
    </style:style>
    <style:style style:name="Table4.A" style:family="table-column">
      <style:table-column-properties style:column-width="8.797cm"/>
    </style:style>
    <style:style style:name="Table4.B" style:family="table-column">
      <style:table-column-properties style:column-width="8.797cm"/>
    </style:style>
    <style:style style:name="Table4.1" style:family="table-row">
      <style:table-row-properties style:use-optimal-row-height="true"/>
    </style:style>
    <style:style style:name="Table4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style:vertical-align="top" fo:padding="0.097cm" fo:border="0.002cm solid #000000"/>
    </style:style>
    <style:style style:name="Table4.2" style:family="table-row">
      <style:table-row-properties style:use-optimal-row-height="true"/>
    </style:style>
    <style:style style:name="Table4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use-optimal-row-height="true"/>
    </style:style>
    <style:style style:name="Table4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4" style:family="table-row">
      <style:table-row-properties style:use-optimal-row-height="true"/>
    </style:style>
    <style:style style:name="Table4.A4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5" style:family="table-row">
      <style:table-row-properties style:use-optimal-row-height="true"/>
    </style:style>
    <style:style style:name="Table4.A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6" style:family="table-row">
      <style:table-row-properties style:use-optimal-row-height="true"/>
    </style:style>
    <style:style style:name="Table4.A6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6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7" style:family="table-row">
      <style:table-row-properties style:use-optimal-row-height="true"/>
    </style:style>
    <style:style style:name="Table4.A7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7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8" style:family="table-row">
      <style:table-row-properties style:use-optimal-row-height="true"/>
    </style:style>
    <style:style style:name="Table4.A8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8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9" style:family="table-row">
      <style:table-row-properties style:use-optimal-row-height="true"/>
    </style:style>
    <style:style style:name="Table4.A9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9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0" style:family="table-row">
      <style:table-row-properties style:use-optimal-row-height="true"/>
    </style:style>
    <style:style style:name="Table4.A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1" style:family="table-row">
      <style:table-row-properties style:use-optimal-row-height="true"/>
    </style:style>
    <style:style style:name="Table4.A11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2" style:family="table-row">
      <style:table-row-properties style:use-optimal-row-height="true"/>
    </style:style>
    <style:style style:name="Table4.A1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2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3" style:family="table-row">
      <style:table-row-properties style:use-optimal-row-height="true"/>
    </style:style>
    <style:style style:name="Table4.A1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4" style:family="table-row">
      <style:table-row-properties style:use-optimal-row-height="true"/>
    </style:style>
    <style:style style:name="Table4.A14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4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15" style:family="table-row">
      <style:table-row-properties style:use-optimal-row-height="true"/>
    </style:style>
    <style:style style:name="Table4.A1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1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20"><text:span text:style-name="T7">3. https://agendaweb.org/exercises/verbs/infinitive-gerund/exercise-1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1"><text:span text:style-name="T0">We like eating out</text:span></text:p>
            </table:table-cell>
            <table:table-cell table:style-name="Table1.B1" office:value-type="string">
              <text:p text:style-name="P19"><text:span text:style-name="T0">Нам нравится поесть где-то</text:span></text:p>
            </table:table-cell>
          </table:table-row>
          <table:table-row table:style-name="Table1.2">
            <table:table-cell table:style-name="Table1.A2" office:value-type="string">
              <text:p text:style-name="P21"><text:span text:style-name="T0">He’s not allowed to do this</text:span></text:p>
            </table:table-cell>
            <table:table-cell table:style-name="Table1.B2" office:value-type="string">
              <text:p text:style-name="P19"><text:span text:style-name="T0">Ему не позволено делать это</text:span></text:p>
            </table:table-cell>
          </table:table-row>
          <table:table-row table:style-name="Table1.3">
            <table:table-cell table:style-name="Table1.A3" office:value-type="string">
              <text:p text:style-name="P21"><text:span text:style-name="T0">Does it need to have a bath</text:span></text:p>
            </table:table-cell>
            <table:table-cell table:style-name="Table1.B3" office:value-type="string">
              <text:p text:style-name="P19"><text:span text:style-name="T0">Нужно ли принимать ванну?</text:span></text:p>
            </table:table-cell>
          </table:table-row>
          <table:table-row table:style-name="Table1.4">
            <table:table-cell table:style-name="Table1.A4" office:value-type="string">
              <text:p text:style-name="P21"><text:span text:style-name="T0">They go to skiing in winter</text:span></text:p>
            </table:table-cell>
            <table:table-cell table:style-name="Table1.B4" office:value-type="string">
              <text:p text:style-name="P19"><text:span text:style-name="T0">Они зимой катаются на коньках</text:span></text:p>
            </table:table-cell>
          </table:table-row>
          <table:table-row table:style-name="Table1.5">
            <table:table-cell table:style-name="Table1.A5" office:value-type="string">
              <text:p text:style-name="P21"><text:span text:style-name="T0">You can’t smoke here</text:span></text:p>
            </table:table-cell>
            <table:table-cell table:style-name="Table1.B5" office:value-type="string">
              <text:p text:style-name="P19"><text:span text:style-name="T0">Ты не можешь курить здесь</text:span></text:p>
            </table:table-cell>
          </table:table-row>
          <table:table-row table:style-name="Table1.6">
            <table:table-cell table:style-name="Table1.A6" office:value-type="string">
              <text:p text:style-name="P21"><text:span text:style-name="T0">I told them to be quiet</text:span></text:p>
            </table:table-cell>
            <table:table-cell table:style-name="Table1.B6" office:value-type="string">
              <text:p text:style-name="P19"><text:span text:style-name="T0">Я сказал им быть тише</text:span></text:p>
            </table:table-cell>
          </table:table-row>
          <table:table-row table:style-name="Table1.7">
            <table:table-cell table:style-name="Table1.A7" office:value-type="string">
              <text:p text:style-name="P21"><text:span text:style-name="T0">They keep talking for one hour</text:span></text:p>
            </table:table-cell>
            <table:table-cell table:style-name="Table1.B7" office:value-type="string">
              <text:p text:style-name="P19"><text:span text:style-name="T0">Они говорят целый час</text:span></text:p>
            </table:table-cell>
          </table:table-row>
          <table:table-row table:style-name="Table1.8">
            <table:table-cell table:style-name="Table1.A8" office:value-type="string">
              <text:p text:style-name="P21"><text:span text:style-name="T0">I don’t enjoy skating</text:span></text:p>
            </table:table-cell>
            <table:table-cell table:style-name="Table1.B8" office:value-type="string">
              <text:p text:style-name="P19"><text:span text:style-name="T0">Мне не нравится катание на роликах</text:span></text:p>
            </table:table-cell>
          </table:table-row>
          <table:table-row table:style-name="Table1.9">
            <table:table-cell table:style-name="Table1.A9" office:value-type="string">
              <text:p text:style-name="P21"><text:span text:style-name="T0">She is good at playing chess</text:span></text:p>
            </table:table-cell>
            <table:table-cell table:style-name="Table1.B9" office:value-type="string">
              <text:p text:style-name="P19"><text:span text:style-name="T0">Она хорошо играет в шахматы</text:span></text:p>
            </table:table-cell>
          </table:table-row>
          <table:table-row table:style-name="Table1.10">
            <table:table-cell table:style-name="Table1.A10" office:value-type="string">
              <text:p text:style-name="P21"><text:span text:style-name="T0">Do you wish to stop now?</text:span></text:p>
            </table:table-cell>
            <table:table-cell table:style-name="Table1.B10" office:value-type="string">
              <text:p text:style-name="P19"><text:span text:style-name="T0">Ты хочешь остановиться сейчас?</text:span></text:p>
            </table:table-cell>
          </table:table-row>
        </table:table>
        <text:p text:style-name="P22"/>
        <text:p text:style-name="P22"/>
        <text:p text:style-name="P22"><text:span text:style-name="T10">4.</text:span><text:span text:style-name="T10"><text:s/></text:span><text:a xlink:type="simple" xlink:href="https://agendaweb.org/exercises/verbs/infinitive-gerund/exercise-2"><text:span text:style-name="T11">https://agendaweb.org/exercises/verbs/infinitive-gerund/exercise-2</text:span></text:a></text:p>
        <text:p text:style-name="P24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1"><text:span text:style-name="T0">He insisted on taking the bus</text:span></text:p>
            </table:table-cell>
            <table:table-cell table:style-name="Table2.B1" office:value-type="string">
              <text:p text:style-name="P19"><text:span text:style-name="T0">Он настоял на том, чтобы сесть в автобус</text:span></text:p>
            </table:table-cell>
          </table:table-row>
          <table:table-row table:style-name="Table2.2">
            <table:table-cell table:style-name="Table2.A2" office:value-type="string">
              <text:p text:style-name="P21"><text:span text:style-name="T0">He helped to lay the table</text:span></text:p>
            </table:table-cell>
            <table:table-cell table:style-name="Table2.B2" office:value-type="string">
              <text:p text:style-name="P19"><text:span text:style-name="T0">Он помог мне накрыть стол</text:span></text:p>
            </table:table-cell>
          </table:table-row>
          <table:table-row table:style-name="Table2.3">
            <table:table-cell table:style-name="Table2.A3" office:value-type="string">
              <text:p text:style-name="P21"><text:span text:style-name="T0">You should eat more vegetables</text:span></text:p>
            </table:table-cell>
            <table:table-cell table:style-name="Table2.B3" office:value-type="string">
              <text:p text:style-name="P19"><text:span text:style-name="T0">Ты должен есть больше овощей</text:span></text:p>
            </table:table-cell>
          </table:table-row>
          <table:table-row table:style-name="Table2.4">
            <table:table-cell table:style-name="Table2.A4" office:value-type="string">
              <text:p text:style-name="P21"><text:span text:style-name="T0">Playimg tennis is my favorite hobby</text:span></text:p>
            </table:table-cell>
            <table:table-cell table:style-name="Table2.B4" office:value-type="string">
              <text:p text:style-name="P19"><text:span text:style-name="T0">Играть в теннис моё любимое хобби</text:span></text:p>
            </table:table-cell>
          </table:table-row>
          <table:table-row table:style-name="Table2.5">
            <table:table-cell table:style-name="Table2.A5" office:value-type="string">
              <text:p text:style-name="P21"><text:span text:style-name="T0">I am sorry to heart that</text:span></text:p>
            </table:table-cell>
            <table:table-cell table:style-name="Table2.B5" office:value-type="string">
              <text:p text:style-name="P19"><text:span text:style-name="T0">Мне жаль слышать это</text:span></text:p>
            </table:table-cell>
          </table:table-row>
          <table:table-row table:style-name="Table2.6">
            <table:table-cell table:style-name="Table2.A6" office:value-type="string">
              <text:p text:style-name="P21"><text:span text:style-name="T0">The dragon is afraid of flying</text:span></text:p>
            </table:table-cell>
            <table:table-cell table:style-name="Table2.B6" office:value-type="string">
              <text:p text:style-name="P19"><text:span text:style-name="T0">Дракон боится полёта</text:span></text:p>
            </table:table-cell>
          </table:table-row>
          <table:table-row table:style-name="Table2.7">
            <table:table-cell table:style-name="Table2.A7" office:value-type="string">
              <text:p text:style-name="P21"><text:span text:style-name="T0">It’s difficult to solve this problem</text:span></text:p>
            </table:table-cell>
            <table:table-cell table:style-name="Table2.B7" office:value-type="string">
              <text:p text:style-name="P19"><text:span text:style-name="T0">Это сложно решить эту проблему</text:span></text:p>
            </table:table-cell>
          </table:table-row>
          <table:table-row table:style-name="Table2.8">
            <table:table-cell table:style-name="Table2.A8" office:value-type="string">
              <text:p text:style-name="P21"><text:span text:style-name="T0">I sometimes go hiking so Sundays</text:span></text:p>
            </table:table-cell>
            <table:table-cell table:style-name="Table2.B8" office:value-type="string">
              <text:p text:style-name="P19"><text:span text:style-name="T0">Я иногда хожу путешествовать пешком по воскресеньям</text:span></text:p>
            </table:table-cell>
          </table:table-row>
          <table:table-row table:style-name="Table2.9">
            <table:table-cell table:style-name="Table2.A9" office:value-type="string">
              <text:p text:style-name="P21"><text:span text:style-name="T0">Could you opening the door?</text:span></text:p>
            </table:table-cell>
            <table:table-cell table:style-name="Table2.B9" office:value-type="string">
              <text:p text:style-name="P19"><text:span text:style-name="T0">Не мог бы ты открыть дверь?</text:span></text:p>
            </table:table-cell>
          </table:table-row>
          <table:table-row table:style-name="Table2.10">
            <table:table-cell table:style-name="Table2.A10" office:value-type="string">
              <text:p text:style-name="P21"><text:span text:style-name="T0">They agree to play with us</text:span></text:p>
            </table:table-cell>
            <table:table-cell table:style-name="Table2.B10" office:value-type="string">
              <text:p text:style-name="P19"><text:span text:style-name="T0">Они согласились играть с нами</text:span></text:p>
            </table:table-cell>
          </table:table-row>
        </table:table>
        <text:p text:style-name="P5"/>
        <text:p text:style-name="P5"/>
        <text:p text:style-name="P23"><text:span text:style-name="T7">5. https://agendaweb.org/exercises/verbs/infinitive-gerund/exercise-3</text:span></text:p>
        <text:p text:style-name="P5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1"><text:span text:style-name="T0">I saw in the park</text:span></text:p>
            </table:table-cell>
            <table:table-cell table:style-name="Table3.B1" office:value-type="string">
              <text:p text:style-name="P19"><text:span text:style-name="T0">Я увидел её бегущей в парке</text:span></text:p>
            </table:table-cell>
          </table:table-row>
          <table:table-row table:style-name="Table3.2">
            <table:table-cell table:style-name="Table3.A2" office:value-type="string">
              <text:p text:style-name="P21"><text:span text:style-name="T0">You are allowed to leave now</text:span></text:p>
            </table:table-cell>
            <table:table-cell table:style-name="Table3.B2" office:value-type="string">
              <text:p text:style-name="P19"><text:span text:style-name="T0">Тебе разрешено уйти сейчас</text:span><text:s/></text:p>
            </table:table-cell>
          </table:table-row>
          <table:table-row table:style-name="Table3.3">
            <table:table-cell table:style-name="Table3.A3" office:value-type="string">
              <text:p text:style-name="P21"><text:span text:style-name="T0">The burglar tried to escape</text:span></text:p>
            </table:table-cell>
            <table:table-cell table:style-name="Table3.B3" office:value-type="string">
              <text:p text:style-name="P19"><text:span text:style-name="T0">Грабитель пытался сбежать</text:span></text:p>
            </table:table-cell>
          </table:table-row>
          <table:table-row table:style-name="Table3.4">
            <table:table-cell table:style-name="Table3.A4" office:value-type="string">
              <text:p text:style-name="P21"><text:span text:style-name="T0">Are you enjoying your holidays?</text:span></text:p>
            </table:table-cell>
            <table:table-cell table:style-name="Table3.B4" office:value-type="string">
              <text:p text:style-name="P19"><text:span text:style-name="T0">Ты наслаждаешься каникулами?</text:span></text:p>
            </table:table-cell>
          </table:table-row>
          <table:table-row table:style-name="Table3.5">
            <table:table-cell table:style-name="Table3.A5" office:value-type="string">
              <text:p text:style-name="P21"><text:span text:style-name="T0">I can’t imagine living without you</text:span></text:p>
            </table:table-cell>
            <table:table-cell table:style-name="Table3.B5" office:value-type="string">
              <text:p text:style-name="P19"><text:span text:style-name="T0">Я не могу представить жизни без тебя</text:span></text:p>
            </table:table-cell>
          </table:table-row>
          <table:table-row table:style-name="Table3.6">
            <table:table-cell table:style-name="Table3.A6" office:value-type="string">
              <text:p text:style-name="P21"><text:span text:style-name="T0">I hope seeing her soon</text:span></text:p>
            </table:table-cell>
            <table:table-cell table:style-name="Table3.B6" office:value-type="string">
              <text:p text:style-name="P19"><text:span text:style-name="T0">Я надеюсь увижу её скоро</text:span></text:p>
            </table:table-cell>
          </table:table-row>
          <table:table-row table:style-name="Table3.7">
            <table:table-cell table:style-name="Table3.A7" office:value-type="string">
              <text:p text:style-name="P21"><text:span text:style-name="T0">How about to go to the disco?</text:span></text:p>
            </table:table-cell>
            <table:table-cell table:style-name="Table3.B7" office:value-type="string">
              <text:p text:style-name="P19"><text:span text:style-name="T0">Как насчёт пойти на диско?</text:span></text:p>
            </table:table-cell>
          </table:table-row>
          <table:table-row table:style-name="Table3.8">
            <table:table-cell table:style-name="Table3.A8" office:value-type="string">
              <text:p text:style-name="P21"><text:span text:style-name="T0">Sam enjoys working in the garden</text:span></text:p>
            </table:table-cell>
            <table:table-cell table:style-name="Table3.B8" office:value-type="string">
              <text:p text:style-name="P19"><text:span text:style-name="T0">Сэм наслаждается работой в саду</text:span></text:p>
            </table:table-cell>
          </table:table-row>
          <table:table-row table:style-name="Table3.9">
            <table:table-cell table:style-name="Table3.A9" office:value-type="string">
              <text:p text:style-name="P21"><text:span text:style-name="T0">Mum taught me to play the guitar</text:span></text:p>
            </table:table-cell>
            <table:table-cell table:style-name="Table3.B9" office:value-type="string">
              <text:p text:style-name="P19"><text:span text:style-name="T0">Мама научила меня играть на гитаре</text:span></text:p>
            </table:table-cell>
          </table:table-row>
          <table:table-row table:style-name="Table3.10">
            <table:table-cell table:style-name="Table3.A10" office:value-type="string">
              <text:p text:style-name="P21"><text:span text:style-name="T0">We chose to go to Italy</text:span></text:p>
            </table:table-cell>
            <table:table-cell table:style-name="Table3.B10" office:value-type="string">
              <text:p text:style-name="P19"><text:span text:style-name="T0">Вы выбрали пойти в Италию</text:span></text:p>
            </table:table-cell>
          </table:table-row>
        </table:table>
        <text:p text:style-name="P5"/>
        <text:p text:style-name="P5"/>
        <text:p text:style-name="P23"><text:span text:style-name="T7">6.</text:span><text:s/><text:a xlink:type="simple" xlink:href="https://agendaweb.org/exercises/verbs/infinitive-gerund/test-1"><text:span text:style-name="T12">https://agendaweb.org/exercises/verbs/infinitive-gerund/test-1</text:span></text:a></text:p>
        <text:p text:style-name="P23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1"><text:span text:style-name="T0">He continued walking for one hour</text:span></text:p>
            </table:table-cell>
            <table:table-cell table:style-name="Table4.B1" office:value-type="string">
              <text:p text:style-name="P19"><text:span text:style-name="T0">Он продолжал гулять в течении часа</text:span></text:p>
            </table:table-cell>
          </table:table-row>
          <table:table-row table:style-name="Table4.2">
            <table:table-cell table:style-name="Table4.A2" office:value-type="string">
              <text:p text:style-name="P21"><text:span text:style-name="T0">We hope to win the match</text:span></text:p>
            </table:table-cell>
            <table:table-cell table:style-name="Table4.B2" office:value-type="string">
              <text:p text:style-name="P19"><text:span text:style-name="T0">Мы надеялить победить в бою</text:span></text:p>
            </table:table-cell>
          </table:table-row>
          <table:table-row table:style-name="Table4.3">
            <table:table-cell table:style-name="Table4.A3" office:value-type="string">
              <text:p text:style-name="P21"><text:span text:style-name="T0">They miss living in Spain</text:span></text:p>
            </table:table-cell>
            <table:table-cell table:style-name="Table4.B3" office:value-type="string">
              <text:p text:style-name="P19"><text:span text:style-name="T0">Они скучают по жизни в Испании</text:span></text:p>
            </table:table-cell>
          </table:table-row>
          <table:table-row table:style-name="Table4.4">
            <table:table-cell table:style-name="Table4.A4" office:value-type="string">
              <text:p text:style-name="P21"><text:span text:style-name="T0">They have to train harder</text:span></text:p>
            </table:table-cell>
            <table:table-cell table:style-name="Table4.B4" office:value-type="string">
              <text:p text:style-name="P19"><text:span text:style-name="T0">Им приходится тренироваться сложнее</text:span></text:p>
            </table:table-cell>
          </table:table-row>
          <table:table-row table:style-name="Table4.5">
            <table:table-cell table:style-name="Table4.A5" office:value-type="string">
              <text:p text:style-name="P21"><text:span text:style-name="T0">He keeps interrupting me</text:span></text:p>
            </table:table-cell>
            <table:table-cell table:style-name="Table4.B5" office:value-type="string">
              <text:p text:style-name="P19"><text:span text:style-name="T0">Она перебивает меня</text:span></text:p>
            </table:table-cell>
          </table:table-row>
          <table:table-row table:style-name="Table4.6">
            <table:table-cell table:style-name="Table4.A6" office:value-type="string">
              <text:p text:style-name="P21"><text:span text:style-name="T0">I am thinking of to talk to him</text:span></text:p>
            </table:table-cell>
            <table:table-cell table:style-name="Table4.B6" office:value-type="string">
              <text:p text:style-name="P19"><text:span text:style-name="T0">Я думаю поговорить с ним</text:span></text:p>
            </table:table-cell>
          </table:table-row>
          <table:table-row table:style-name="Table4.7">
            <table:table-cell table:style-name="Table4.A7" office:value-type="string">
              <text:p text:style-name="P21"><text:span text:style-name="T0">They avoid looking at me</text:span></text:p>
            </table:table-cell>
            <table:table-cell table:style-name="Table4.B7" office:value-type="string">
              <text:p text:style-name="P19"><text:span text:style-name="T0">Они избегают просмотра на меня</text:span></text:p>
            </table:table-cell>
          </table:table-row>
          <table:table-row table:style-name="Table4.8">
            <table:table-cell table:style-name="Table4.A8" office:value-type="string">
              <text:p text:style-name="P21"><text:span text:style-name="T0">I must finish my homework</text:span></text:p>
            </table:table-cell>
            <table:table-cell table:style-name="Table4.B8" office:value-type="string">
              <text:p text:style-name="P19"><text:span text:style-name="T0">Я должен закончить свою домашку</text:span></text:p>
            </table:table-cell>
          </table:table-row>
          <table:table-row table:style-name="Table4.9">
            <table:table-cell table:style-name="Table4.A9" office:value-type="string">
              <text:p text:style-name="P21"><text:span text:style-name="T0">We have decided to paint our house</text:span></text:p>
            </table:table-cell>
            <table:table-cell table:style-name="Table4.B9" office:value-type="string">
              <text:p text:style-name="P19"><text:span text:style-name="T0">Мы решили покрасить наш дом</text:span></text:p>
            </table:table-cell>
          </table:table-row>
          <table:table-row table:style-name="Table4.10">
            <table:table-cell table:style-name="Table4.A10" office:value-type="string">
              <text:p text:style-name="P21"><text:span text:style-name="T0">I forgot to tell you about the meeting</text:span></text:p>
            </table:table-cell>
            <table:table-cell table:style-name="Table4.B10" office:value-type="string">
              <text:p text:style-name="P19"><text:span text:style-name="T0">Я забыл сказать тебе о встрече</text:span></text:p>
            </table:table-cell>
          </table:table-row>
          <table:table-row table:style-name="Table4.11">
            <table:table-cell table:style-name="Table4.A11" office:value-type="string">
              <text:p text:style-name="P21"><text:span text:style-name="T0">I dislike to cook dinner</text:span></text:p>
            </table:table-cell>
            <table:table-cell table:style-name="Table4.B11" office:value-type="string">
              <text:p text:style-name="P19"><text:span text:style-name="T0">Мне не нравится готовить ужин</text:span></text:p>
            </table:table-cell>
          </table:table-row>
          <table:table-row table:style-name="Table4.12">
            <table:table-cell table:style-name="Table4.A12" office:value-type="string">
              <text:p text:style-name="P21"><text:span text:style-name="T0">She used the scissors cutting the string</text:span></text:p>
            </table:table-cell>
            <table:table-cell table:style-name="Table4.B12" office:value-type="string">
              <text:p text:style-name="P19"><text:span text:style-name="T0">Она ножницами перерезала веревку</text:span></text:p>
            </table:table-cell>
          </table:table-row>
          <table:table-row table:style-name="Table4.13">
            <table:table-cell table:style-name="Table4.A13" office:value-type="string">
              <text:p text:style-name="P21"><text:span text:style-name="T0">John is afraid of to climb trees</text:span></text:p>
            </table:table-cell>
            <table:table-cell table:style-name="Table4.B13" office:value-type="string">
              <text:p text:style-name="P19"><text:span text:style-name="T0">Джон боится взбираться на деревья</text:span></text:p>
            </table:table-cell>
          </table:table-row>
          <table:table-row table:style-name="Table4.14">
            <table:table-cell table:style-name="Table4.A14" office:value-type="string">
              <text:p text:style-name="P21"><text:span text:style-name="T0">You spend too much time playing computer games</text:span><text:s/></text:p>
            </table:table-cell>
            <table:table-cell table:style-name="Table4.B14" office:value-type="string">
              <text:p text:style-name="P19"><text:span text:style-name="T0">Ты тратишь слишком много времени на игры в компьютерные игры</text:span></text:p>
            </table:table-cell>
          </table:table-row>
          <table:table-row table:style-name="Table4.15">
            <table:table-cell table:style-name="Table4.A15" office:value-type="string">
              <text:p text:style-name="P21"><text:s/></text:p>
            </table:table-cell>
            <table:table-cell table:style-name="Table4.B15" office:value-type="string">
              <text:p text:style-name="P19"/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Noto Sans Devanagari" svg:font-family="Noto Sans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Noto Sans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style:tab-stop-distance="1.270cm" fo:keep-with-next="always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Table_20_Contents" style:display-name="Table Contents" style:family="paragraph" style:parent-style-name="Standard">
      <style:paragraph-properties text:number-lines="true"/>
    </style:style>
    <style:style style:name="Table_20_Heading" style:display-name="Table Heading" style:family="paragraph" style:parent-style-name="Table_20_Contents">
      <style:paragraph-properties fo:text-align="center" text:number-lines="true"/>
      <style:text-properties fo:font-weight="bold" style:font-weight-asian="bold" style:font-weight-complex="bold"/>
    </style:style>
    <style:style style:name="Normal" style:display-name="Normal"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style:use-window-font-color="true" style:letter-kerning="true"/>
    </style:style>
    <style:style style:name="Numbering_20_Symbols" style:display-name="Numbering Symbols" style:family="text"/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4cm" fo:page-height="27.94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4-10T13:15:17</meta:creation-date>
    <dc:date>2021-04-30T15:24:02</dc:date>
    <meta:print-date>1970-01-01T03:00:00</meta:print-date>
  </office:meta>
</office:document-meta>
</file>